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423cm" loext:contextual-spacing="false" fo:background-color="#ffffff" style:vertical-align="baseline"/>
    </style:style>
    <style:style style:name="P2" style:family="paragraph" style:parent-style-name="Normal_20__28_Web_29_" style:master-page-name="Standard">
      <loext:graphic-properties draw:fill="solid" draw:fill-color="#ffffff"/>
      <style:paragraph-properties fo:margin-top="0cm" fo:margin-bottom="0.423cm" loext:contextual-spacing="false" style:page-number="auto" fo:background-color="#ffffff" style:vertical-align="baseline"/>
    </style:style>
    <style:style style:name="P3" style:family="paragraph" style:parent-style-name="Footnote">
      <style:text-properties officeooo:rsid="00089b7d" officeooo:paragraph-rsid="00089b7d"/>
    </style:style>
    <style:style style:name="T1" style:family="text">
      <style:text-properties fo:color="#242729" style:font-name="Arial" fo:font-size="11.5pt" style:font-size-asian="11.5pt" style:font-name-complex="Arial1" style:font-size-complex="1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note text:id="ftn0" text:note-class="footnote"><text:note-citation>1</text:note-citation><text:note-body><text:p text:style-name="P3">Jorge Sanchez Cortes</text:p></text:note-body></text:note></text:span><text:span text:style-name="T1">1) HTML se descarga.</text:span></text:p>
      <text:p text:style-name="P1"><text:span text:style-name="T1">2) HTML se analiza progresivamente. Cuando se llega a una solicitud de un activo, el navegador intentará descargar el activo. Una configuración predeterminada para la mayoría de los servidores HTTP y la mayoría de los navegadores es procesar solo dos solicitudes en paralelo. IE puede reconfigurarse para descargar un número ilimitado de activos en paralelo. Steve Souders ha podido descargar más de 100 solicitudes en paralelo en IE. La excepción es que las solicitudes de script bloquean solicitudes de activos paralelas en IE. Es por eso que se recomienda encarecidamente poner todo el JavaScript en archivos JavaScript externos y colocar la solicitud justo antes de la etiqueta de cierre del cuerpo en el HTML.</text:span></text:p>
      <text:p text:style-name="P1"><text:span text:style-name="T1">3) Una vez que se analiza el HTML, se representa el DOM. CSS se representa en paralelo a la representación del DOM en casi todos los agentes de usuario. Como resultado, se recomienda enfáticamente poner todo el código CSS en archivos CSS externos que se soliciten lo más alto posible en la sección &lt;head&gt; &lt;/ head&gt; del documento. De lo contrario, la página se renderiza hasta que ocurra la posición de solicitud de CSS en el DOM y luego la representación comienza desde la parte superior.</text:span></text:p>
      <text:p text:style-name="P1"><text:span text:style-name="T1">4) Solo después de que se haya procesado por completo el DOM y se hayan resuelto las solicitudes de todos los activos en la página o el tiempo de espera se ejecute JavaScript desde el evento de carga. IE7, y no estoy seguro acerca de IE8, no agota el tiempo de los activos si no se recibe una respuesta HTTP de la solicitud de activos. Esto significa que un activo solicitado por JavaScript en línea a la página, es decir, JavaScript escrito en etiquetas HTML que no está contenido en una función, puede evitar la ejecución del evento de carga durante horas. Este problema se puede desencadenar si dicho código en línea existe en la página y no se puede ejecutar debido a una colisión del espacio de nombres que causa un bloqueo del código.</text:span></text:p>
      <text:p text:style-name="P1"><text:span text:style-name="T1">De los pasos anteriores, el que consume más CPU es el análisis del DOM / CSS. Si desea que su página se procese más rápido, escriba CSS eficaz eliminando las instrucciones de reduncionamiento y consolidando las instrucciones de CSS en la menor cantidad posible de referencias de elementos. Reducir la cantidad de nodos en su árbol DOM también producirá una representación más rápida.</text:span></text:p>
      <text:p text:style-name="P1"><text:span text:style-name="T1">Tenga en cuenta que cada activo que solicite de su HTML o incluso de sus activos de CSS / JavaScript se solicita con un encabezado HTTP separado. Esto consume ancho de banda y requiere procesamiento por solicitud. Si desea que su página se cargue lo más rápido posible, reduzca la cantidad de solicitudes HTTP y reduzca el tamaño de su HTML. No está haciendo ningún favor a su experiencia de usuario al promediar el peso de la página en 180k solo con HTML. Muchos desarrolladores se suscriben a la falacia de que un usuario decide sobre la calidad del contenido de la página en 6 nanosegundos y luego purga la consulta de DNS de su servidor y quema su computadora si no está satisfecho, por lo que ofrecen la página más hermosa posible en 250k de HTML. Mantenga su HTML corto y atractivo para que el usuario pueda cargar sus páginas más rápid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2</meta:editing-cycles>
    <meta:creation-date>2018-09-30T13:35:00</meta:creation-date>
    <dc:date>2018-10-04T08:44:40.410190882</dc:date>
    <meta:editing-duration>PT23S</meta:editing-duration>
    <meta:generator>LibreOffice/6.0.3.2$Linux_X86_64 LibreOffice_project/00m0$Build-2</meta:generator>
    <meta:document-statistic meta:table-count="0" meta:image-count="0" meta:object-count="0" meta:page-count="1" meta:paragraph-count="7" meta:word-count="558" meta:character-count="3209" meta:non-whitespace-character-count="26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